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opacity-name="" draw:textarea-horizontal-align="justify" draw:textarea-vertical-align="middle" draw:auto-grow-height="false" fo:min-height="4.276cm" fo:min-width="5.83cm" draw:shadow-opacity="50%"/>
    </style:style>
    <style:style style:name="gr2" style:family="graphic" style:parent-style-name="standard">
      <style:graphic-properties draw:fill="solid" draw:fill-color="#ff8080" draw:opacity="50%" draw:opacity-name="" draw:textarea-horizontal-align="justify" draw:textarea-vertical-align="middle" draw:auto-grow-height="false" fo:min-height="4.256cm" fo:min-width="6.72cm" draw:shadow-opacity="50%"/>
    </style:style>
    <style:style style:name="gr3" style:family="graphic" style:parent-style-name="standard">
      <style:graphic-properties draw:stroke="none" svg:stroke-color="#000000" draw:fill="none" draw:fill-color="#ffffff" fo:min-height="3.77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svg:stroke-color="#000000" draw:fill="none" draw:fill-color="#ffffff" fo:min-height="3.556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="solid" draw:fill-color="#ff8080" draw:opacity="50%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95cm" svg:height="6.4cm" svg:x="0.0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21cm" svg:height="6.37cm" svg:x="6.08cm" svg:y="0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5.53cm" svg:height="5.228cm" svg:x="1.61cm" svg:y="0.68cm">
          <draw:text-box>
            <text:p>chromosomes</text:p>
            <text:p>genes</text:p>
            <text:p>exons</text:p>
            <text:p>UTRs</text:p>
            <text:p>transcripts</text:p>
            <text:p>proteins</text:p>
            <text:p>...</text:p>
          </draw:text-box>
        </draw:frame>
        <draw:frame draw:style-name="gr4" draw:text-style-name="P3" draw:layer="layout" svg:width="2.81cm" svg:height="1.673cm" svg:x="6.31cm" svg:y="2.43cm">
          <draw:text-box>
            <text:p>genetic</text:p>
            <text:p>markers</text:p>
          </draw:text-box>
        </draw:frame>
        <draw:frame draw:style-name="gr5" draw:text-style-name="P3" draw:layer="layout" svg:width="6.62cm" svg:height="4.517cm" svg:x="9.32cm" svg:y="1.38cm">
          <draw:text-box>
            <text:p>mapping populations</text:p>
            <text:p>genotyping lines</text:p>
            <text:p>genetic maps</text:p>
            <text:p>linkage groups</text:p>
            <text:p>QTLs</text:p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4cm" fo:page-height="6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3:43:42.301016304</meta:creation-date>
    <dc:date>2017-01-06T13:59:29.225492625</dc:date>
    <meta:editing-duration>PT5M37S</meta:editing-duration>
    <meta:editing-cycles>4</meta:editing-cycles>
    <meta:generator>LibreOffice/5.1.4.2$Linux_X86_64 LibreOffice_project/10m0$Build-2</meta:generator>
    <meta:document-statistic meta:object-count="5"/>
  </office:meta>
</office:document-meta>
</file>